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/</text:p>
      <text:p text:style-name="P4"/>
      <text:p text:style-name="P4">[Page 1]</text:p>
      <text:p text:style-name="P6"><text:line-break/>For a funeral/</text:p>
      <text:p text:style-name="P4">To have been asked to exercise at this moment consideration and gentleness, was/ not at all offensive to my sense of self-respect. <text:s/>I venture/ to say that in more than one instance those qualities were/ found wanting, and sorrow became intensified by reason/ of it. <text:s/>But I may assure every one of my fellow creatures,/ be they of my own creed, or of another faith, that I do not/ need the caution, in order to put into practice the kindness/ which humanity dictates. <text:s/>I hold with the Sages of/ Israel, that servants of God are [Hebrew] healers of souls,/ not tearers of hearts which are already very nigh lacerated/ by grief. <text:s/>When ministers cannot apply a restorative/ balm, they should not have recourse to instruments which/ harrow and torment. <text:s/>I do feel that <text:span text:style-name="T1">in</text:span><text:span text:style-name="T2"> the case now/ presented to our vision, is strongly calculated to elicit/ expressions of a fanciful character. <text:s/>For although, as/ philosophers reason, we all know that to die is a/ process as natural as that of being born, or, as the/ great Mendelssohn writes in his Phaedon, the moment we/ see the light of day, we make the first move towards our grave,/</text:span></text:p>
      <text:p text:style-name="P7"/>
      <text:p text:style-name="P7">[Page 2]</text:p>
      <text:p text:style-name="P7"><text:soft-page-break/>still, the cold reasonings of philosophy will not al-/-lay distress. <text:s/>The Almighty has wisely im-/-planted in our breast a love for life, so that we may/ exert our faculties to a purpose; and we Israelites/ pray for a long existence here below; we eagerly/ wish to continue the possession thereof to a very/ late age. <text:s/>Hence it happens that if we may/ be reconciled to the loss of parents who have passed/ away from our midst full of years, we cannot so/ argue ourselves into calmness, when the young, the/ useful, those whom we looked upon as indispensable/ to our happiness, are early taken from earth./</text:p>
      <text:p text:style-name="P7">My coreligionists who are now bereft of B...Hy..../ have a sad cause for lamentations. <text:s/>For young/ he was, in the very bloom of life, and, according to/ our narrow vision, we might have foreseen and pre-/-dicted long and joyous days in the sweet companion-/-ship of an equally youthful life--co-partner,/ and in the pleasures attending the growth of his/ offspring. <text:s/>His habits, his general demeanour, his industry had/ made him important, to those who clustered around/ him with fond love./</text:p>
      <text:p text:style-name="P7"/>
      <text:p text:style-name="P7">[Page 3]</text:p>
      <text:p text:style-name="P4"><text:span text:style-name="T2">I profoundly sympathise with his wife, and/ with his children, alas! of an age too </text:span><text:span text:style-name="T1">small</text:span><text:span text:style-name="T2"> tender to realize their loss./ <text:s/>I can conceive the sorrow which has seized the parents,/ compelled to consign to the grave a son in his prime,/ with prospects brightening before him. <text:s/>I can/ imagine the pain experienced by </text:span><text:span text:style-name="T1">fond</text:span><text:span text:style-name="T2"> dear relatives./ <text:s/>Mortals cannot procure such consolations as the/ afflicted need. <text:s/>They may exhaust their power of/ speech to no avail; but religion, the belief that death/ is not destruction, and the energy which that belief imparts,/ can gradually dissipate sorrow. <text:s/>For when we remem-/-ber that we have sacred duties to perform in honor of the/ dead whose spirit lives, then the blissful occupation at-/-tending the discharge of such obligations removes gloom,/ and kindles within our souls </text:span><text:span text:style-name="T1">with</text:span><text:span text:style-name="T2"> the light of self-satisfaction./ <text:s/>To the family now in affliction I am bid therefore/ to say in the name of religion: Friends, the correct/ training of the progeny of your B.....should be/ your joint endeavours. <text:s/>Upon the young widow/ the heaviest burden has been laid. <text:s/>Her it behooves/ to watch over the health of her little son and daughter./ <text:s/>The shaping of their hearts and minds is entrusted/</text:span></text:p>
      <text:p text:style-name="P7"/>
      <text:p text:style-name="P7">[Page 4]</text:p>
      <text:p text:style-name="P4"><text:span text:style-name="T2">into her hands, but those who loved the deceased must/ aid her effectually in her difficult undertaking, they/ must inspire her with the courage of perseverance,/ with the strength of a continuity which is not appalled/ by obstacles. <text:s/>Such is my earnest exhortation</text:span><text:span text:style-name="T1">s</text:span><text:span text:style-name="T2"> in/ the name of the believe that teaches immortality and/ the exercise of fraternal kindness towards one another./ <text:s/>And Thou universal Lord, whom our Psalmist pro-/claimed 'Father of the fatherless and defender of the/ widows' let the heavenly grace &amp;c &amp;c &amp;c &amp;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6T14:41:19.07</meta:creation-date>
    <dc:date>2012-10-16T15:44:57.46</dc:date>
    <dc:creator>Penn Libraries</dc:creator>
    <meta:editing-duration>PT00H00M5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848" meta:character-count="5315"/>
  </office:meta>
</office:document-meta>
</file>